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6756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1.5362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01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0965in"/>
    </style:style>
    <style:style style:name="co11" style:family="table-column">
      <style:table-column-properties fo:break-before="auto" style:column-width="2.1654in"/>
    </style:style>
    <style:style style:name="co12" style:family="table-column">
      <style:table-column-properties fo:break-before="auto" style:column-width="0.8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nunciation</text:p>
          </table:table-cell>
          <table:table-cell table:style-name="ce1" office:value-type="string" calcext:value-type="string">
            <text:p>Diameter (km)</text:p>
          </table:table-cell>
          <table:table-cell table:style-name="ce1" office:value-type="string" calcext:value-type="string">
            <text:p>Mass (×1016 kg) </text:p>
          </table:table-cell>
          <table:table-cell table:style-name="ce1" office:value-type="string" calcext:value-type="string">
            <text:p>Semi-major axis (km)</text:p>
          </table:table-cell>
          <table:table-cell table:style-name="ce1" office:value-type="string" calcext:value-type="string">
            <text:p>Orbital period (d)</text:p>
          </table:table-cell>
          <table:table-cell table:style-name="ce1" office:value-type="string" calcext:value-type="string">
            <text:p>Inclination (°)</text:p>
          </table:table-cell>
          <table:table-cell table:style-name="ce1" office:value-type="string" calcext:value-type="string">
            <text:p>Eccentricity</text:p>
          </table:table-cell>
          <table:table-cell table:style-name="ce1" office:value-type="string" calcext:value-type="string">
            <text:p>Discovery year</text:p>
          </table:table-cell>
          <table:table-cell table:style-name="ce1" office:value-type="string" calcext:value-type="string">
            <text:p>Discoverer</text:p>
          </table:table-cell>
          <table:table-cell table:style-name="ce1" office:value-type="string" calcext:value-type="string">
            <text:p>Group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XVI</text:p>
          </table:table-cell>
          <table:table-cell office:value-type="string" calcext:value-type="string">
            <text:p>Metis</text:p>
          </table:table-cell>
          <table:table-cell office:value-type="string" calcext:value-type="string">
            <text:p>ˈmiːtɨs</text:p>
          </table:table-cell>
          <table:table-cell office:value-type="string" calcext:value-type="string">
            <text:p>60×40×34</text:p>
          </table:table-cell>
          <table:table-cell office:value-type="string" calcext:value-type="string">
            <text:p>~3.6</text:p>
          </table:table-cell>
          <table:table-cell office:value-type="float" office:value="127690" calcext:value-type="float">
            <text:p>127690</text:p>
          </table:table-cell>
          <table:table-cell office:value-type="string" calcext:value-type="string">
            <text:p>+7h 4m 30s</text:p>
          </table:table-cell>
          <table:table-cell office:value-type="string" calcext:value-type="string">
            <text:p>0.06°</text:p>
          </table:table-cell>
          <table:table-cell office:value-type="float" office:value="0.0002" calcext:value-type="float">
            <text:p>0.0002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ynnott (Voyager 1)</text:p>
          </table:table-cell>
          <table:table-cell office:value-type="string" calcext:value-type="string">
            <text:p>Inner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V</text:p>
          </table:table-cell>
          <table:table-cell office:value-type="string" calcext:value-type="string">
            <text:p>Adrastea</text:p>
          </table:table-cell>
          <table:table-cell office:value-type="string" calcext:value-type="string">
            <text:p>ˌædrəˈstiːə</text:p>
          </table:table-cell>
          <table:table-cell office:value-type="string" calcext:value-type="string">
            <text:p>20×16×13</text:p>
          </table:table-cell>
          <table:table-cell office:value-type="string" calcext:value-type="string">
            <text:p>~0.2</text:p>
          </table:table-cell>
          <table:table-cell office:value-type="float" office:value="129000" calcext:value-type="float">
            <text:p>129000</text:p>
          </table:table-cell>
          <table:table-cell office:value-type="string" calcext:value-type="string">
            <text:p>+7h 9m 30s</text:p>
          </table:table-cell>
          <table:table-cell office:value-type="string" calcext:value-type="string">
            <text:p>0.03°</text:p>
          </table:table-cell>
          <table:table-cell office:value-type="float" office:value="0.0015" calcext:value-type="float">
            <text:p>0.001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Jewitt (Voyager 2)</text:p>
          </table:table-cell>
          <table:table-cell office:value-type="string" calcext:value-type="string">
            <text:p>Inner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malthea</text:p>
          </table:table-cell>
          <table:table-cell office:value-type="string" calcext:value-type="string">
            <text:p>ˌæməlˈθiːə</text:p>
          </table:table-cell>
          <table:table-cell office:value-type="string" calcext:value-type="string">
            <text:p>250×146×128</text:p>
          </table:table-cell>
          <table:table-cell office:value-type="float" office:value="208" calcext:value-type="float">
            <text:p>208</text:p>
          </table:table-cell>
          <table:table-cell office:value-type="float" office:value="181366" calcext:value-type="float">
            <text:p>181366</text:p>
          </table:table-cell>
          <table:table-cell office:value-type="string" calcext:value-type="string">
            <text:p>+11h 57m 23s</text:p>
          </table:table-cell>
          <table:table-cell office:value-type="string" calcext:value-type="string">
            <text:p>0.374°</text:p>
          </table:table-cell>
          <table:table-cell office:value-type="float" office:value="0.0032" calcext:value-type="float">
            <text:p>0.0032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Barnard</text:p>
          </table:table-cell>
          <table:table-cell office:value-type="string" calcext:value-type="string">
            <text:p>Inner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IV</text:p>
          </table:table-cell>
          <table:table-cell office:value-type="string" calcext:value-type="string">
            <text:p>Thebe</text:p>
          </table:table-cell>
          <table:table-cell office:value-type="string" calcext:value-type="string">
            <text:p>ˈθiːbiː</text:p>
          </table:table-cell>
          <table:table-cell office:value-type="string" calcext:value-type="string">
            <text:p>116×98×84</text:p>
          </table:table-cell>
          <table:table-cell office:value-type="string" calcext:value-type="string">
            <text:p>~43</text:p>
          </table:table-cell>
          <table:table-cell office:value-type="float" office:value="221889" calcext:value-type="float">
            <text:p>221889</text:p>
          </table:table-cell>
          <table:table-cell office:value-type="string" calcext:value-type="string">
            <text:p>+16h 11m 17s</text:p>
          </table:table-cell>
          <table:table-cell office:value-type="string" calcext:value-type="string">
            <text:p>1.076°</text:p>
          </table:table-cell>
          <table:table-cell office:value-type="float" office:value="0.0175" calcext:value-type="float">
            <text:p>0.017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ynnott (Voyager 1)</text:p>
          </table:table-cell>
          <table:table-cell office:value-type="string" calcext:value-type="string">
            <text:p>Inner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ˈaɪ.oʊ</text:p>
          </table:table-cell>
          <table:table-cell office:value-type="string" calcext:value-type="string">
            <text:p>3,660.0×3,637.4×3,630.6</text:p>
          </table:table-cell>
          <table:table-cell office:value-type="float" office:value="8900000" calcext:value-type="float">
            <text:p>8900000</text:p>
          </table:table-cell>
          <table:table-cell office:value-type="float" office:value="421700" calcext:value-type="float">
            <text:p>421700</text:p>
          </table:table-cell>
          <table:table-cell office:value-type="string" calcext:value-type="string">
            <text:p>+1.769 137 786</text:p>
          </table:table-cell>
          <table:table-cell office:value-type="string" calcext:value-type="string">
            <text:p>0.050°</text:p>
          </table:table-cell>
          <table:table-cell office:value-type="float" office:value="0.0041" calcext:value-type="float">
            <text:p>0.0041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Galilei</text:p>
          </table:table-cell>
          <table:table-cell office:value-type="string" calcext:value-type="string">
            <text:p>Galilean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jʊˈroʊpə</text:p>
          </table:table-cell>
          <table:table-cell office:value-type="float" office:value="3121.6" calcext:value-type="float">
            <text:p>3121.6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671034" calcext:value-type="float">
            <text:p>671034</text:p>
          </table:table-cell>
          <table:table-cell office:value-type="string" calcext:value-type="string">
            <text:p>+3.551 181 041</text:p>
          </table:table-cell>
          <table:table-cell office:value-type="string" calcext:value-type="string">
            <text:p>0.471°</text:p>
          </table:table-cell>
          <table:table-cell office:value-type="float" office:value="0.0094" calcext:value-type="float">
            <text:p>0.0094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Galilei</text:p>
          </table:table-cell>
          <table:table-cell office:value-type="string" calcext:value-type="string">
            <text:p>Galilean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II</text:p>
          </table:table-cell>
          <table:table-cell office:value-type="string" calcext:value-type="string">
            <text:p>Ganymede</text:p>
          </table:table-cell>
          <table:table-cell office:value-type="string" calcext:value-type="string">
            <text:p>ˈɡænɨmiːd</text:p>
          </table:table-cell>
          <table:table-cell office:value-type="float" office:value="5262.4" calcext:value-type="float">
            <text:p>5262.4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070412" calcext:value-type="float">
            <text:p>1070412</text:p>
          </table:table-cell>
          <table:table-cell office:value-type="string" calcext:value-type="string">
            <text:p>+7.154 552 96</text:p>
          </table:table-cell>
          <table:table-cell office:value-type="string" calcext:value-type="string">
            <text:p>0.204°</text:p>
          </table:table-cell>
          <table:table-cell office:value-type="float" office:value="0.0011" calcext:value-type="float">
            <text:p>0.0011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Galilei</text:p>
          </table:table-cell>
          <table:table-cell office:value-type="string" calcext:value-type="string">
            <text:p>Galilean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V</text:p>
          </table:table-cell>
          <table:table-cell office:value-type="string" calcext:value-type="string">
            <text:p>Callisto</text:p>
          </table:table-cell>
          <table:table-cell office:value-type="string" calcext:value-type="string">
            <text:p>kəˈlɪstoʊ</text:p>
          </table:table-cell>
          <table:table-cell office:value-type="float" office:value="4820.6" calcext:value-type="float">
            <text:p>4820.6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1882709" calcext:value-type="float">
            <text:p>1882709</text:p>
          </table:table-cell>
          <table:table-cell office:value-type="string" calcext:value-type="string">
            <text:p>+16.689 018 4</text:p>
          </table:table-cell>
          <table:table-cell office:value-type="string" calcext:value-type="string">
            <text:p>0.205°</text:p>
          </table:table-cell>
          <table:table-cell office:value-type="float" office:value="0.0074" calcext:value-type="float">
            <text:p>0.0074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Galilei</text:p>
          </table:table-cell>
          <table:table-cell office:value-type="string" calcext:value-type="string">
            <text:p>Galilean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VIII</text:p>
          </table:table-cell>
          <table:table-cell office:value-type="string" calcext:value-type="string">
            <text:p>Themisto</text:p>
          </table:table-cell>
          <table:table-cell office:value-type="string" calcext:value-type="string">
            <text:p>θɨˈmɪstoʊ</text:p>
          </table:table-cell>
          <table:table-cell office:value-type="float" office:value="8" calcext:value-type="float">
            <text:p>8</text:p>
          </table:table-cell>
          <table:table-cell office:value-type="float" office:value="0.069" calcext:value-type="float">
            <text:p>0.069</text:p>
          </table:table-cell>
          <table:table-cell office:value-type="float" office:value="7393216" calcext:value-type="float">
            <text:p>7393216</text:p>
          </table:table-cell>
          <table:table-cell office:value-type="float" office:value="129.87" calcext:value-type="float">
            <text:p>129.87</text:p>
          </table:table-cell>
          <table:table-cell office:value-type="string" calcext:value-type="string">
            <text:p>45.762°</text:p>
          </table:table-cell>
          <table:table-cell office:value-type="float" office:value="0.2115" calcext:value-type="float">
            <text:p>0.2115</text:p>
          </table:table-cell>
          <table:table-cell office:value-type="string" calcext:value-type="string">
            <text:p>1975/2000</text:p>
          </table:table-cell>
          <table:table-cell office:value-type="string" calcext:value-type="string">
            <text:p>Kowal &amp; Roemer/Sheppard et al.</text:p>
          </table:table-cell>
          <table:table-cell office:value-type="string" calcext:value-type="string">
            <text:p>Themisto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III</text:p>
          </table:table-cell>
          <table:table-cell office:value-type="string" calcext:value-type="string">
            <text:p>Leda</text:p>
          </table:table-cell>
          <table:table-cell office:value-type="string" calcext:value-type="string">
            <text:p>ˈliːdə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office:value-type="float" office:value="11187781" calcext:value-type="float">
            <text:p>11187781</text:p>
          </table:table-cell>
          <table:table-cell office:value-type="float" office:value="241.75" calcext:value-type="float">
            <text:p>241.75</text:p>
          </table:table-cell>
          <table:table-cell office:value-type="string" calcext:value-type="string">
            <text:p>27.562°</text:p>
          </table:table-cell>
          <table:table-cell office:value-type="float" office:value="0.1673" calcext:value-type="float">
            <text:p>0.167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Kowal</text:p>
          </table:table-cell>
          <table:table-cell office:value-type="string" calcext:value-type="string">
            <text:p>Himalia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Himalia</text:p>
          </table:table-cell>
          <table:table-cell office:value-type="string" calcext:value-type="string">
            <text:p>haɪˈmeɪliə</text:p>
          </table:table-cell>
          <table:table-cell office:value-type="float" office:value="170" calcext:value-type="float">
            <text:p>170</text:p>
          </table:table-cell>
          <table:table-cell office:value-type="float" office:value="670" calcext:value-type="float">
            <text:p>670</text:p>
          </table:table-cell>
          <table:table-cell office:value-type="float" office:value="11451971" calcext:value-type="float">
            <text:p>11451971</text:p>
          </table:table-cell>
          <table:table-cell office:value-type="float" office:value="250.37" calcext:value-type="float">
            <text:p>250.37</text:p>
          </table:table-cell>
          <table:table-cell office:value-type="string" calcext:value-type="string">
            <text:p>30.486°</text:p>
          </table:table-cell>
          <table:table-cell office:value-type="float" office:value="0.1513" calcext:value-type="float">
            <text:p>0.151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Himalia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ysithea</text:p>
          </table:table-cell>
          <table:table-cell office:value-type="string" calcext:value-type="string">
            <text:p>laɪˈsɪθiːə</text:p>
          </table:table-cell>
          <table:table-cell office:value-type="float" office:value="36" calcext:value-type="float">
            <text:p>36</text:p>
          </table:table-cell>
          <table:table-cell office:value-type="float" office:value="6.3" calcext:value-type="float">
            <text:p>6.3</text:p>
          </table:table-cell>
          <table:table-cell office:value-type="float" office:value="11740560" calcext:value-type="float">
            <text:p>11740560</text:p>
          </table:table-cell>
          <table:table-cell office:value-type="float" office:value="259.89" calcext:value-type="float">
            <text:p>259.89</text:p>
          </table:table-cell>
          <table:table-cell office:value-type="string" calcext:value-type="string">
            <text:p>27.006°</text:p>
          </table:table-cell>
          <table:table-cell office:value-type="float" office:value="0.1322" calcext:value-type="float">
            <text:p>0.1322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Nicholson</text:p>
          </table:table-cell>
          <table:table-cell office:value-type="string" calcext:value-type="string">
            <text:p>Himalia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I</text:p>
          </table:table-cell>
          <table:table-cell office:value-type="string" calcext:value-type="string">
            <text:p>Elara</text:p>
          </table:table-cell>
          <table:table-cell office:value-type="string" calcext:value-type="string">
            <text:p>ˈɛlərə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11778034" calcext:value-type="float">
            <text:p>11778034</text:p>
          </table:table-cell>
          <table:table-cell office:value-type="float" office:value="261.14" calcext:value-type="float">
            <text:p>261.14</text:p>
          </table:table-cell>
          <table:table-cell office:value-type="string" calcext:value-type="string">
            <text:p>29.691°</text:p>
          </table:table-cell>
          <table:table-cell office:value-type="float" office:value="0.1948" calcext:value-type="float">
            <text:p>0.1948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Himalia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ia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.009 0</text:p>
          </table:table-cell>
          <table:table-cell office:value-type="string" calcext:value-type="string">
            <text:p>12 570 424</text:p>
          </table:table-cell>
          <table:table-cell office:value-type="float" office:value="287.93" calcext:value-type="float">
            <text:p>287.93</text:p>
          </table:table-cell>
          <table:table-cell office:value-type="string" calcext:value-type="string">
            <text:p>27.584°</text:p>
          </table:table-cell>
          <table:table-cell office:value-type="float" office:value="0.2058" calcext:value-type="float">
            <text:p>0.2058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Himalia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LVI</text:p>
          </table:table-cell>
          <table:table-cell office:value-type="string" calcext:value-type="string">
            <text:p>Carpo</text:p>
          </table:table-cell>
          <table:table-cell office:value-type="string" calcext:value-type="string">
            <text:p>ˈkɑrpoʊ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4 5</text:p>
          </table:table-cell>
          <table:table-cell office:value-type="float" office:value="17144873" calcext:value-type="float">
            <text:p>17144873</text:p>
          </table:table-cell>
          <table:table-cell office:value-type="float" office:value="458.62" calcext:value-type="float">
            <text:p>458.62</text:p>
          </table:table-cell>
          <table:table-cell office:value-type="string" calcext:value-type="string">
            <text:p>56.001°</text:p>
          </table:table-cell>
          <table:table-cell office:value-type="float" office:value="0.2735" calcext:value-type="float">
            <text:p>0.273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Carpo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S/2003 J 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.000 15</text:p>
          </table:table-cell>
          <table:table-cell office:value-type="float" office:value="17739539" calcext:value-type="float">
            <text:p>17739539</text:p>
          </table:table-cell>
          <table:table-cell office:value-type="string" calcext:value-type="string">
            <text:p>−482.69</text:p>
          </table:table-cell>
          <table:table-cell office:value-type="string" calcext:value-type="string">
            <text:p>142.680°</text:p>
          </table:table-cell>
          <table:table-cell office:value-type="float" office:value="0.4449" calcext:value-type="float">
            <text:p>0.444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?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XXIV</text:p>
          </table:table-cell>
          <table:table-cell office:value-type="string" calcext:value-type="string">
            <text:p>Euporie</text:p>
          </table:table-cell>
          <table:table-cell office:value-type="string" calcext:value-type="string">
            <text:p>juːˈpoʊrɨ.iː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 5</text:p>
          </table:table-cell>
          <table:table-cell office:value-type="float" office:value="19088434" calcext:value-type="float">
            <text:p>19088434</text:p>
          </table:table-cell>
          <table:table-cell office:value-type="string" calcext:value-type="string">
            <text:p>−538.78</text:p>
          </table:table-cell>
          <table:table-cell office:value-type="string" calcext:value-type="string">
            <text:p>144.694°</text:p>
          </table:table-cell>
          <table:table-cell office:value-type="float" office:value="0.096" calcext:value-type="float">
            <text:p>0.09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Anank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S/2003 J 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001 5</text:p>
          </table:table-cell>
          <table:table-cell office:value-type="float" office:value="19621780" calcext:value-type="float">
            <text:p>19621780</text:p>
          </table:table-cell>
          <table:table-cell office:value-type="string" calcext:value-type="string">
            <text:p>−561.52</text:p>
          </table:table-cell>
          <table:table-cell office:value-type="string" calcext:value-type="string">
            <text:p>146.363°</text:p>
          </table:table-cell>
          <table:table-cell office:value-type="float" office:value="0.2507" calcext:value-type="float">
            <text:p>0.2507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Anank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S/2003 J 1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001 5</text:p>
          </table:table-cell>
          <table:table-cell office:value-type="float" office:value="19812577" calcext:value-type="float">
            <text:p>19812577</text:p>
          </table:table-cell>
          <table:table-cell office:value-type="string" calcext:value-type="string">
            <text:p>−569.73</text:p>
          </table:table-cell>
          <table:table-cell office:value-type="string" calcext:value-type="string">
            <text:p>147.401°</text:p>
          </table:table-cell>
          <table:table-cell office:value-type="float" office:value="0.1569" calcext:value-type="float">
            <text:p>0.156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ladman et al.</text:p>
          </table:table-cell>
          <table:table-cell office:value-type="string" calcext:value-type="string">
            <text:p>Anank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LII</text:p>
          </table:table-cell>
          <table:table-cell office:value-type="string" calcext:value-type="string">
            <text:p>Thelxinoe</text:p>
          </table:table-cell>
          <table:table-cell office:value-type="string" calcext:value-type="string">
            <text:p>θɛlkˈsɪnɵʊiː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 5</text:p>
          </table:table-cell>
          <table:table-cell office:value-type="float" office:value="20453753" calcext:value-type="float">
            <text:p>20453753</text:p>
          </table:table-cell>
          <table:table-cell office:value-type="string" calcext:value-type="string">
            <text:p>−597.61</text:p>
          </table:table-cell>
          <table:table-cell office:value-type="string" calcext:value-type="string">
            <text:p>151.292°</text:p>
          </table:table-cell>
          <table:table-cell office:value-type="float" office:value="0.2684" calcext:value-type="float">
            <text:p>0.2684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Anank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XXIII</text:p>
          </table:table-cell>
          <table:table-cell office:value-type="string" calcext:value-type="string">
            <text:p>Euanthe</text:p>
          </table:table-cell>
          <table:table-cell office:value-type="string" calcext:value-type="string">
            <text:p>juːˈænθiː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4 5</text:p>
          </table:table-cell>
          <table:table-cell office:value-type="float" office:value="20464854" calcext:value-type="float">
            <text:p>20464854</text:p>
          </table:table-cell>
          <table:table-cell office:value-type="string" calcext:value-type="string">
            <text:p>−598.09</text:p>
          </table:table-cell>
          <table:table-cell office:value-type="string" calcext:value-type="string">
            <text:p>143.409°</text:p>
          </table:table-cell>
          <table:table-cell office:value-type="float" office:value="0.2" calcext:value-type="float">
            <text:p>0.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Anank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LV</text:p>
          </table:table-cell>
          <table:table-cell office:value-type="string" calcext:value-type="string">
            <text:p>Helike</text:p>
          </table:table-cell>
          <table:table-cell office:value-type="string" calcext:value-type="string">
            <text:p>ˈhɛlɨki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 0</text:p>
          </table:table-cell>
          <table:table-cell office:value-type="float" office:value="20540266" calcext:value-type="float">
            <text:p>20540266</text:p>
          </table:table-cell>
          <table:table-cell office:value-type="string" calcext:value-type="string">
            <text:p>−601.40</text:p>
          </table:table-cell>
          <table:table-cell office:value-type="string" calcext:value-type="string">
            <text:p>154.586°</text:p>
          </table:table-cell>
          <table:table-cell office:value-type="float" office:value="0.1374" calcext:value-type="float">
            <text:p>0.1374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Anank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XXV</text:p>
          </table:table-cell>
          <table:table-cell office:value-type="string" calcext:value-type="string">
            <text:p>Orthosie</text:p>
          </table:table-cell>
          <table:table-cell office:value-type="string" calcext:value-type="string">
            <text:p>ɔrˈθɒsɨ.iː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 5</text:p>
          </table:table-cell>
          <table:table-cell office:value-type="float" office:value="20567971" calcext:value-type="float">
            <text:p>20567971</text:p>
          </table:table-cell>
          <table:table-cell office:value-type="string" calcext:value-type="string">
            <text:p>−602.62</text:p>
          </table:table-cell>
          <table:table-cell office:value-type="string" calcext:value-type="string">
            <text:p>142.366°</text:p>
          </table:table-cell>
          <table:table-cell office:value-type="float" office:value="0.2433" calcext:value-type="float">
            <text:p>0.2433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Anank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XIV</text:p>
          </table:table-cell>
          <table:table-cell office:value-type="string" calcext:value-type="string">
            <text:p>Iocaste</text:p>
          </table:table-cell>
          <table:table-cell office:value-type="string" calcext:value-type="string">
            <text:p>ˌaɪ.ɵˈkæstiː</text:p>
          </table:table-cell>
          <table:table-cell office:value-type="float" office:value="5" calcext:value-type="float">
            <text:p>5</text:p>
          </table:table-cell>
          <table:table-cell office:value-type="float" office:value="0.019" calcext:value-type="float">
            <text:p>0.019</text:p>
          </table:table-cell>
          <table:table-cell office:value-type="float" office:value="20722566" calcext:value-type="float">
            <text:p>20722566</text:p>
          </table:table-cell>
          <table:table-cell office:value-type="string" calcext:value-type="string">
            <text:p>−609.43</text:p>
          </table:table-cell>
          <table:table-cell office:value-type="string" calcext:value-type="string">
            <text:p>147.248°</text:p>
          </table:table-cell>
          <table:table-cell office:value-type="float" office:value="0.2874" calcext:value-type="float">
            <text:p>0.2874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Anank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S/2003 J 1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001 5</text:p>
          </table:table-cell>
          <table:table-cell office:value-type="float" office:value="20743779" calcext:value-type="float">
            <text:p>20743779</text:p>
          </table:table-cell>
          <table:table-cell office:value-type="string" calcext:value-type="string">
            <text:p>−610.36</text:p>
          </table:table-cell>
          <table:table-cell office:value-type="string" calcext:value-type="string">
            <text:p>150.769°</text:p>
          </table:table-cell>
          <table:table-cell office:value-type="float" office:value="0.3184" calcext:value-type="float">
            <text:p>0.3184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ladman et al.</text:p>
          </table:table-cell>
          <table:table-cell office:value-type="string" calcext:value-type="string">
            <text:p>Anank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XVII</text:p>
          </table:table-cell>
          <table:table-cell office:value-type="string" calcext:value-type="string">
            <text:p>Praxidike</text:p>
          </table:table-cell>
          <table:table-cell office:value-type="string" calcext:value-type="string">
            <text:p>prækˈsɪdɨkiː</text:p>
          </table:table-cell>
          <table:table-cell office:value-type="float" office:value="7" calcext:value-type="float">
            <text:p>7</text:p>
          </table:table-cell>
          <table:table-cell office:value-type="float" office:value="0.043" calcext:value-type="float">
            <text:p>0.043</text:p>
          </table:table-cell>
          <table:table-cell office:value-type="float" office:value="20823948" calcext:value-type="float">
            <text:p>20823948</text:p>
          </table:table-cell>
          <table:table-cell office:value-type="string" calcext:value-type="string">
            <text:p>−613.90</text:p>
          </table:table-cell>
          <table:table-cell office:value-type="string" calcext:value-type="string">
            <text:p>144.205°</text:p>
          </table:table-cell>
          <table:table-cell office:value-type="float" office:value="0.184" calcext:value-type="float">
            <text:p>0.184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Anank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XII</text:p>
          </table:table-cell>
          <table:table-cell office:value-type="string" calcext:value-type="string">
            <text:p>Harpalyke</text:p>
          </table:table-cell>
          <table:table-cell office:value-type="string" calcext:value-type="string">
            <text:p>hɑrˈpælɨkiː</text:p>
          </table:table-cell>
          <table:table-cell office:value-type="float" office:value="4" calcext:value-type="float">
            <text:p>4</text:p>
          </table:table-cell>
          <table:table-cell office:value-type="float" office:value="0.012" calcext:value-type="float">
            <text:p>0.012</text:p>
          </table:table-cell>
          <table:table-cell office:value-type="float" office:value="21063814" calcext:value-type="float">
            <text:p>21063814</text:p>
          </table:table-cell>
          <table:table-cell office:value-type="string" calcext:value-type="string">
            <text:p>−624.54</text:p>
          </table:table-cell>
          <table:table-cell office:value-type="string" calcext:value-type="string">
            <text:p>147.223°</text:p>
          </table:table-cell>
          <table:table-cell office:value-type="float" office:value="0.244" calcext:value-type="float">
            <text:p>0.244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Anank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L</text:p>
          </table:table-cell>
          <table:table-cell office:value-type="string" calcext:value-type="string">
            <text:p>Mneme</text:p>
          </table:table-cell>
          <table:table-cell office:value-type="string" calcext:value-type="string">
            <text:p>ˈniːmiː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 5</text:p>
          </table:table-cell>
          <table:table-cell office:value-type="float" office:value="21129786" calcext:value-type="float">
            <text:p>21129786</text:p>
          </table:table-cell>
          <table:table-cell office:value-type="string" calcext:value-type="string">
            <text:p>−627.48</text:p>
          </table:table-cell>
          <table:table-cell office:value-type="string" calcext:value-type="string">
            <text:p>149.732°</text:p>
          </table:table-cell>
          <table:table-cell office:value-type="float" office:value="0.3169" calcext:value-type="float">
            <text:p>0.316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ladman et al.</text:p>
          </table:table-cell>
          <table:table-cell office:value-type="string" calcext:value-type="string">
            <text:p>Anank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Hermippe</text:p>
          </table:table-cell>
          <table:table-cell office:value-type="string" calcext:value-type="string">
            <text:p>hɚˈmɪpi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 0</text:p>
          </table:table-cell>
          <table:table-cell office:value-type="float" office:value="21182086" calcext:value-type="float">
            <text:p>21182086</text:p>
          </table:table-cell>
          <table:table-cell office:value-type="string" calcext:value-type="string">
            <text:p>−629.81</text:p>
          </table:table-cell>
          <table:table-cell office:value-type="string" calcext:value-type="string">
            <text:p>151.242°</text:p>
          </table:table-cell>
          <table:table-cell office:value-type="float" office:value="0.229" calcext:value-type="float">
            <text:p>0.229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Ananke?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XIX</text:p>
          </table:table-cell>
          <table:table-cell office:value-type="string" calcext:value-type="string">
            <text:p>Thyone</text:p>
          </table:table-cell>
          <table:table-cell office:value-type="string" calcext:value-type="string">
            <text:p>θaɪˈoʊni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 0</text:p>
          </table:table-cell>
          <table:table-cell office:value-type="float" office:value="21405570" calcext:value-type="float">
            <text:p>21405570</text:p>
          </table:table-cell>
          <table:table-cell office:value-type="string" calcext:value-type="string">
            <text:p>−639.80</text:p>
          </table:table-cell>
          <table:table-cell office:value-type="string" calcext:value-type="string">
            <text:p>147.276°</text:p>
          </table:table-cell>
          <table:table-cell office:value-type="float" office:value="0.2525" calcext:value-type="float">
            <text:p>0.2525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Anank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II</text:p>
          </table:table-cell>
          <table:table-cell office:value-type="string" calcext:value-type="string">
            <text:p>Ananke</text:p>
          </table:table-cell>
          <table:table-cell office:value-type="string" calcext:value-type="string">
            <text:p>əˈnæŋkiː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1454952" calcext:value-type="float">
            <text:p>21454952</text:p>
          </table:table-cell>
          <table:table-cell office:value-type="string" calcext:value-type="string">
            <text:p>−642.02</text:p>
          </table:table-cell>
          <table:table-cell office:value-type="string" calcext:value-type="string">
            <text:p>151.564°</text:p>
          </table:table-cell>
          <table:table-cell office:value-type="float" office:value="0.3445" calcext:value-type="float">
            <text:p>0.3445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Nicholson</text:p>
          </table:table-cell>
          <table:table-cell office:value-type="string" calcext:value-type="string">
            <text:p>Anank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er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001 5</text:p>
          </table:table-cell>
          <table:table-cell office:value-type="float" office:value="22134306" calcext:value-type="float">
            <text:p>22134306</text:p>
          </table:table-cell>
          <table:table-cell office:value-type="string" calcext:value-type="string">
            <text:p>−672.75</text:p>
          </table:table-cell>
          <table:table-cell office:value-type="string" calcext:value-type="string">
            <text:p>162.490°</text:p>
          </table:table-cell>
          <table:table-cell office:value-type="float" office:value="0.2379" calcext:value-type="float">
            <text:p>0.237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ladman et al.</text:p>
          </table:table-cell>
          <table:table-cell office:value-type="string" calcext:value-type="string">
            <text:p>Carm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XXI</text:p>
          </table:table-cell>
          <table:table-cell office:value-type="string" calcext:value-type="string">
            <text:p>Aitne</text:p>
          </table:table-cell>
          <table:table-cell office:value-type="string" calcext:value-type="string">
            <text:p>ˈaɪtniː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4 5</text:p>
          </table:table-cell>
          <table:table-cell office:value-type="float" office:value="22285161" calcext:value-type="float">
            <text:p>22285161</text:p>
          </table:table-cell>
          <table:table-cell office:value-type="string" calcext:value-type="string">
            <text:p>−679.64</text:p>
          </table:table-cell>
          <table:table-cell office:value-type="string" calcext:value-type="string">
            <text:p>165.562°</text:p>
          </table:table-cell>
          <table:table-cell office:value-type="float" office:value="0.3927" calcext:value-type="float">
            <text:p>0.392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Carm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XXVII</text:p>
          </table:table-cell>
          <table:table-cell office:value-type="string" calcext:value-type="string">
            <text:p>Kale</text:p>
          </table:table-cell>
          <table:table-cell office:value-type="string" calcext:value-type="string">
            <text:p>ˈkeɪliː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 5</text:p>
          </table:table-cell>
          <table:table-cell office:value-type="float" office:value="22409207" calcext:value-type="float">
            <text:p>22409207</text:p>
          </table:table-cell>
          <table:table-cell office:value-type="string" calcext:value-type="string">
            <text:p>−685.32</text:p>
          </table:table-cell>
          <table:table-cell office:value-type="string" calcext:value-type="string">
            <text:p>165.378°</text:p>
          </table:table-cell>
          <table:table-cell office:value-type="float" office:value="0.2011" calcext:value-type="float">
            <text:p>0.201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Carm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X</text:p>
          </table:table-cell>
          <table:table-cell office:value-type="string" calcext:value-type="string">
            <text:p>Taygete</text:p>
          </table:table-cell>
          <table:table-cell office:value-type="string" calcext:value-type="string">
            <text:p>teiˈɪdʒɨtiː</text:p>
          </table:table-cell>
          <table:table-cell office:value-type="float" office:value="5" calcext:value-type="float">
            <text:p>5</text:p>
          </table:table-cell>
          <table:table-cell office:value-type="float" office:value="0.016" calcext:value-type="float">
            <text:p>0.016</text:p>
          </table:table-cell>
          <table:table-cell office:value-type="float" office:value="22438648" calcext:value-type="float">
            <text:p>22438648</text:p>
          </table:table-cell>
          <table:table-cell office:value-type="string" calcext:value-type="string">
            <text:p>−686.67</text:p>
          </table:table-cell>
          <table:table-cell office:value-type="string" calcext:value-type="string">
            <text:p>164.890°</text:p>
          </table:table-cell>
          <table:table-cell office:value-type="float" office:value="0.3678" calcext:value-type="float">
            <text:p>0.3678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Carm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S/2003 J 1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001 5</text:p>
          </table:table-cell>
          <table:table-cell office:value-type="float" office:value="22709061" calcext:value-type="float">
            <text:p>22709061</text:p>
          </table:table-cell>
          <table:table-cell office:value-type="string" calcext:value-type="string">
            <text:p>−699.12</text:p>
          </table:table-cell>
          <table:table-cell office:value-type="string" calcext:value-type="string">
            <text:p>164.727°</text:p>
          </table:table-cell>
          <table:table-cell office:value-type="float" office:value="0.1961" calcext:value-type="float">
            <text:p>0.1961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ladman et al.</text:p>
          </table:table-cell>
          <table:table-cell office:value-type="string" calcext:value-type="string">
            <text:p>Carm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XI</text:p>
          </table:table-cell>
          <table:table-cell office:value-type="string" calcext:value-type="string">
            <text:p>Chaldene</text:p>
          </table:table-cell>
          <table:table-cell office:value-type="string" calcext:value-type="string">
            <text:p>kælˈdiːni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7 5</text:p>
          </table:table-cell>
          <table:table-cell office:value-type="float" office:value="22713444" calcext:value-type="float">
            <text:p>22713444</text:p>
          </table:table-cell>
          <table:table-cell office:value-type="string" calcext:value-type="string">
            <text:p>−699.33</text:p>
          </table:table-cell>
          <table:table-cell office:value-type="string" calcext:value-type="string">
            <text:p>167.070°</text:p>
          </table:table-cell>
          <table:table-cell office:value-type="float" office:value="0.2916" calcext:value-type="float">
            <text:p>0.2916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Carm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S/2003 J 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001 5</text:p>
          </table:table-cell>
          <table:table-cell office:value-type="float" office:value="22720999" calcext:value-type="float">
            <text:p>22720999</text:p>
          </table:table-cell>
          <table:table-cell office:value-type="string" calcext:value-type="string">
            <text:p>−699.68</text:p>
          </table:table-cell>
          <table:table-cell office:value-type="string" calcext:value-type="string">
            <text:p>141.812°</text:p>
          </table:table-cell>
          <table:table-cell office:value-type="float" office:value="0.0932" calcext:value-type="float">
            <text:p>0.093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Ananke?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S/2003 J 1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001 5</text:p>
          </table:table-cell>
          <table:table-cell office:value-type="float" office:value="22730813" calcext:value-type="float">
            <text:p>22730813</text:p>
          </table:table-cell>
          <table:table-cell office:value-type="string" calcext:value-type="string">
            <text:p>−700.13</text:p>
          </table:table-cell>
          <table:table-cell office:value-type="string" calcext:value-type="string">
            <text:p>163.813°</text:p>
          </table:table-cell>
          <table:table-cell office:value-type="float" office:value="0.3438" calcext:value-type="float">
            <text:p>0.3438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Carme?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S/2003 J 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001 5</text:p>
          </table:table-cell>
          <table:table-cell office:value-type="float" office:value="22739654" calcext:value-type="float">
            <text:p>22739654</text:p>
          </table:table-cell>
          <table:table-cell office:value-type="string" calcext:value-type="string">
            <text:p>−700.54</text:p>
          </table:table-cell>
          <table:table-cell office:value-type="string" calcext:value-type="string">
            <text:p>148.849°</text:p>
          </table:table-cell>
          <table:table-cell office:value-type="float" office:value="0.393" calcext:value-type="float">
            <text:p>0.39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Pasiphaë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XV</text:p>
          </table:table-cell>
          <table:table-cell office:value-type="string" calcext:value-type="string">
            <text:p>Erinome</text:p>
          </table:table-cell>
          <table:table-cell office:value-type="string" calcext:value-type="string">
            <text:p>ɨˈrɪnɵmiː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4 5</text:p>
          </table:table-cell>
          <table:table-cell office:value-type="float" office:value="22986266" calcext:value-type="float">
            <text:p>22986266</text:p>
          </table:table-cell>
          <table:table-cell office:value-type="string" calcext:value-type="string">
            <text:p>−711.96</text:p>
          </table:table-cell>
          <table:table-cell office:value-type="string" calcext:value-type="string">
            <text:p>163.737°</text:p>
          </table:table-cell>
          <table:table-cell office:value-type="float" office:value="0.2552" calcext:value-type="float">
            <text:p>0.255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Carm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LI</text:p>
          </table:table-cell>
          <table:table-cell office:value-type="string" calcext:value-type="string">
            <text:p>Aoede</text:p>
          </table:table-cell>
          <table:table-cell office:value-type="string" calcext:value-type="string">
            <text:p>eɪˈiːdi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 0</text:p>
          </table:table-cell>
          <table:table-cell office:value-type="float" office:value="23044175" calcext:value-type="float">
            <text:p>23044175</text:p>
          </table:table-cell>
          <table:table-cell office:value-type="string" calcext:value-type="string">
            <text:p>−714.66</text:p>
          </table:table-cell>
          <table:table-cell office:value-type="string" calcext:value-type="string">
            <text:p>160.482°</text:p>
          </table:table-cell>
          <table:table-cell office:value-type="float" office:value="0.6011" calcext:value-type="float">
            <text:p>0.6011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Pasiphaë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LIV</text:p>
          </table:table-cell>
          <table:table-cell office:value-type="string" calcext:value-type="string">
            <text:p>Kallichore</text:p>
          </table:table-cell>
          <table:table-cell office:value-type="string" calcext:value-type="string">
            <text:p>kəˈlɪkɵriː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 5</text:p>
          </table:table-cell>
          <table:table-cell office:value-type="float" office:value="23111823" calcext:value-type="float">
            <text:p>23111823</text:p>
          </table:table-cell>
          <table:table-cell office:value-type="string" calcext:value-type="string">
            <text:p>−717.81</text:p>
          </table:table-cell>
          <table:table-cell office:value-type="string" calcext:value-type="string">
            <text:p>164.605°</text:p>
          </table:table-cell>
          <table:table-cell office:value-type="float" office:value="0.2041" calcext:value-type="float">
            <text:p>0.2041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Carme?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XIII</text:p>
          </table:table-cell>
          <table:table-cell office:value-type="string" calcext:value-type="string">
            <text:p>Kalyke</text:p>
          </table:table-cell>
          <table:table-cell office:value-type="string" calcext:value-type="string">
            <text:p>ˈkælɨkiː</text:p>
          </table:table-cell>
          <table:table-cell office:value-type="float" office:value="5" calcext:value-type="float">
            <text:p>5</text:p>
          </table:table-cell>
          <table:table-cell office:value-type="float" office:value="0.019" calcext:value-type="float">
            <text:p>0.019</text:p>
          </table:table-cell>
          <table:table-cell office:value-type="float" office:value="23180773" calcext:value-type="float">
            <text:p>23180773</text:p>
          </table:table-cell>
          <table:table-cell office:value-type="string" calcext:value-type="string">
            <text:p>−721.02</text:p>
          </table:table-cell>
          <table:table-cell office:value-type="string" calcext:value-type="string">
            <text:p>165.505°</text:p>
          </table:table-cell>
          <table:table-cell office:value-type="float" office:value="0.2139" calcext:value-type="float">
            <text:p>0.2139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Carm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Carme</text:p>
          </table:table-cell>
          <table:table-cell office:value-type="string" calcext:value-type="string">
            <text:p>ˈkɑrmiː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23197992" calcext:value-type="float">
            <text:p>23197992</text:p>
          </table:table-cell>
          <table:table-cell office:value-type="string" calcext:value-type="string">
            <text:p>−721.82</text:p>
          </table:table-cell>
          <table:table-cell office:value-type="string" calcext:value-type="string">
            <text:p>165.047°</text:p>
          </table:table-cell>
          <table:table-cell office:value-type="float" office:value="0.2342" calcext:value-type="float">
            <text:p>0.2342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Nicholson</text:p>
          </table:table-cell>
          <table:table-cell office:value-type="string" calcext:value-type="string">
            <text:p>Carm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VII</text:p>
          </table:table-cell>
          <table:table-cell office:value-type="string" calcext:value-type="string">
            <text:p>Callirrhoe</text:p>
          </table:table-cell>
          <table:table-cell office:value-type="string" calcext:value-type="string">
            <text:p>kəˈlɪrɵʊiː</text:p>
          </table:table-cell>
          <table:table-cell office:value-type="float" office:value="9" calcext:value-type="float">
            <text:p>9</text:p>
          </table:table-cell>
          <table:table-cell office:value-type="float" office:value="0.087" calcext:value-type="float">
            <text:p>0.087</text:p>
          </table:table-cell>
          <table:table-cell office:value-type="float" office:value="23214986" calcext:value-type="float">
            <text:p>23214986</text:p>
          </table:table-cell>
          <table:table-cell office:value-type="string" calcext:value-type="string">
            <text:p>−722.62</text:p>
          </table:table-cell>
          <table:table-cell office:value-type="string" calcext:value-type="string">
            <text:p>139.849°</text:p>
          </table:table-cell>
          <table:table-cell office:value-type="float" office:value="0.2582" calcext:value-type="float">
            <text:p>0.258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ladman et al.</text:p>
          </table:table-cell>
          <table:table-cell office:value-type="string" calcext:value-type="string">
            <text:p>Pasiphaë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XXII</text:p>
          </table:table-cell>
          <table:table-cell office:value-type="string" calcext:value-type="string">
            <text:p>Eurydome</text:p>
          </table:table-cell>
          <table:table-cell office:value-type="string" calcext:value-type="string">
            <text:p>jʊˈrɪdəmiː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4 5</text:p>
          </table:table-cell>
          <table:table-cell office:value-type="float" office:value="23230858" calcext:value-type="float">
            <text:p>23230858</text:p>
          </table:table-cell>
          <table:table-cell office:value-type="string" calcext:value-type="string">
            <text:p>−723.36</text:p>
          </table:table-cell>
          <table:table-cell office:value-type="string" calcext:value-type="string">
            <text:p>149.324°</text:p>
          </table:table-cell>
          <table:table-cell office:value-type="float" office:value="0.3769" calcext:value-type="float">
            <text:p>0.3769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Pasiphaë?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XXVIII</text:p>
          </table:table-cell>
          <table:table-cell office:value-type="string" calcext:value-type="string">
            <text:p>Pasithee</text:p>
          </table:table-cell>
          <table:table-cell office:value-type="string" calcext:value-type="string">
            <text:p>pəˈsɪθɨ.iː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 5</text:p>
          </table:table-cell>
          <table:table-cell office:value-type="float" office:value="23307318" calcext:value-type="float">
            <text:p>23307318</text:p>
          </table:table-cell>
          <table:table-cell office:value-type="string" calcext:value-type="string">
            <text:p>−726.93</text:p>
          </table:table-cell>
          <table:table-cell office:value-type="string" calcext:value-type="string">
            <text:p>165.759°</text:p>
          </table:table-cell>
          <table:table-cell office:value-type="float" office:value="0.3288" calcext:value-type="float">
            <text:p>0.3288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Carm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LIX</text:p>
          </table:table-cell>
          <table:table-cell office:value-type="string" calcext:value-type="string">
            <text:p>Kore</text:p>
          </table:table-cell>
          <table:table-cell office:value-type="string" calcext:value-type="string">
            <text:p>ˈkoʊriː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 5</text:p>
          </table:table-cell>
          <table:table-cell office:value-type="float" office:value="23345093" calcext:value-type="float">
            <text:p>23345093</text:p>
          </table:table-cell>
          <table:table-cell office:value-type="string" calcext:value-type="string">
            <text:p>−776.02</text:p>
          </table:table-cell>
          <table:table-cell office:value-type="string" calcext:value-type="string">
            <text:p>137.371°</text:p>
          </table:table-cell>
          <table:table-cell office:value-type="float" office:value="0.1951" calcext:value-type="float">
            <text:p>0.1951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Pasiphaë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LVIII</text:p>
          </table:table-cell>
          <table:table-cell office:value-type="string" calcext:value-type="string">
            <text:p>Cyllene</text:p>
          </table:table-cell>
          <table:table-cell office:value-type="string" calcext:value-type="string">
            <text:p>sɨˈliːniː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 5</text:p>
          </table:table-cell>
          <table:table-cell office:value-type="float" office:value="23396269" calcext:value-type="float">
            <text:p>23396269</text:p>
          </table:table-cell>
          <table:table-cell office:value-type="string" calcext:value-type="string">
            <text:p>−731.10</text:p>
          </table:table-cell>
          <table:table-cell office:value-type="string" calcext:value-type="string">
            <text:p>140.148°</text:p>
          </table:table-cell>
          <table:table-cell office:value-type="float" office:value="0.4115" calcext:value-type="float">
            <text:p>0.411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Pasiphaë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LVII</text:p>
          </table:table-cell>
          <table:table-cell office:value-type="string" calcext:value-type="string">
            <text:p>Eukelade</text:p>
          </table:table-cell>
          <table:table-cell office:value-type="string" calcext:value-type="string">
            <text:p>juːˈkɛlədi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 0</text:p>
          </table:table-cell>
          <table:table-cell office:value-type="float" office:value="23483694" calcext:value-type="float">
            <text:p>23483694</text:p>
          </table:table-cell>
          <table:table-cell office:value-type="string" calcext:value-type="string">
            <text:p>−735.20</text:p>
          </table:table-cell>
          <table:table-cell office:value-type="string" calcext:value-type="string">
            <text:p>163.996°</text:p>
          </table:table-cell>
          <table:table-cell office:value-type="float" office:value="0.2828" calcext:value-type="float">
            <text:p>0.2828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Carm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S/2003 J 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001 5</text:p>
          </table:table-cell>
          <table:table-cell office:value-type="float" office:value="23570790" calcext:value-type="float">
            <text:p>23570790</text:p>
          </table:table-cell>
          <table:table-cell office:value-type="string" calcext:value-type="string">
            <text:p>−739.29</text:p>
          </table:table-cell>
          <table:table-cell office:value-type="string" calcext:value-type="string">
            <text:p>147.175°</text:p>
          </table:table-cell>
          <table:table-cell office:value-type="float" office:value="0.3003" calcext:value-type="float">
            <text:p>0.300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Pasiphaë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II</text:p>
          </table:table-cell>
          <table:table-cell office:value-type="string" calcext:value-type="string">
            <text:p>Pasiphaë</text:p>
          </table:table-cell>
          <table:table-cell office:value-type="string" calcext:value-type="string">
            <text:p>pəˈsɪfeɪ.iː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3609042" calcext:value-type="float">
            <text:p>23609042</text:p>
          </table:table-cell>
          <table:table-cell office:value-type="string" calcext:value-type="string">
            <text:p>−741.09</text:p>
          </table:table-cell>
          <table:table-cell office:value-type="string" calcext:value-type="string">
            <text:p>141.803°</text:p>
          </table:table-cell>
          <table:table-cell office:value-type="float" office:value="0.3743" calcext:value-type="float">
            <text:p>0.3743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Gladman et al.</text:p>
          </table:table-cell>
          <table:table-cell office:value-type="string" calcext:value-type="string">
            <text:p>Pasiphaë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XXIX</text:p>
          </table:table-cell>
          <table:table-cell office:value-type="string" calcext:value-type="string">
            <text:p>Hegemone</text:p>
          </table:table-cell>
          <table:table-cell office:value-type="string" calcext:value-type="string">
            <text:p>hɨˈdʒɛməniː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4 5</text:p>
          </table:table-cell>
          <table:table-cell office:value-type="float" office:value="23702511" calcext:value-type="float">
            <text:p>23702511</text:p>
          </table:table-cell>
          <table:table-cell office:value-type="string" calcext:value-type="string">
            <text:p>−745.50</text:p>
          </table:table-cell>
          <table:table-cell office:value-type="string" calcext:value-type="string">
            <text:p>152.506°</text:p>
          </table:table-cell>
          <table:table-cell office:value-type="float" office:value="0.4077" calcext:value-type="float">
            <text:p>0.4077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Pasiphaë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LIII</text:p>
          </table:table-cell>
          <table:table-cell office:value-type="string" calcext:value-type="string">
            <text:p>Arche</text:p>
          </table:table-cell>
          <table:table-cell office:value-type="string" calcext:value-type="string">
            <text:p>ˈɑrkiː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4 5</text:p>
          </table:table-cell>
          <table:table-cell office:value-type="float" office:value="23717051" calcext:value-type="float">
            <text:p>23717051</text:p>
          </table:table-cell>
          <table:table-cell office:value-type="string" calcext:value-type="string">
            <text:p>−746.19</text:p>
          </table:table-cell>
          <table:table-cell office:value-type="string" calcext:value-type="string">
            <text:p>164.587°</text:p>
          </table:table-cell>
          <table:table-cell office:value-type="float" office:value="0.1492" calcext:value-type="float">
            <text:p>0.149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Carm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XVI</text:p>
          </table:table-cell>
          <table:table-cell office:value-type="string" calcext:value-type="string">
            <text:p>Isonoe</text:p>
          </table:table-cell>
          <table:table-cell office:value-type="string" calcext:value-type="string">
            <text:p>aɪˈsɒnɵʊi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7 5</text:p>
          </table:table-cell>
          <table:table-cell office:value-type="float" office:value="23800647" calcext:value-type="float">
            <text:p>23800647</text:p>
          </table:table-cell>
          <table:table-cell office:value-type="string" calcext:value-type="string">
            <text:p>−750.13</text:p>
          </table:table-cell>
          <table:table-cell office:value-type="string" calcext:value-type="string">
            <text:p>165.127°</text:p>
          </table:table-cell>
          <table:table-cell office:value-type="float" office:value="0.1775" calcext:value-type="float">
            <text:p>0.1775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Carm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S/2003 J 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.000 15</text:p>
          </table:table-cell>
          <table:table-cell office:value-type="float" office:value="23857808" calcext:value-type="float">
            <text:p>23857808</text:p>
          </table:table-cell>
          <table:table-cell office:value-type="string" calcext:value-type="string">
            <text:p>−752.84</text:p>
          </table:table-cell>
          <table:table-cell office:value-type="string" calcext:value-type="string">
            <text:p>164.980°</text:p>
          </table:table-cell>
          <table:table-cell office:value-type="float" office:value="0.2761" calcext:value-type="float">
            <text:p>0.2761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Carm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S/2003 J 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.009 0</text:p>
          </table:table-cell>
          <table:table-cell office:value-type="float" office:value="23973926" calcext:value-type="float">
            <text:p>23973926</text:p>
          </table:table-cell>
          <table:table-cell office:value-type="string" calcext:value-type="string">
            <text:p>−758.34</text:p>
          </table:table-cell>
          <table:table-cell office:value-type="string" calcext:value-type="string">
            <text:p>165.549°</text:p>
          </table:table-cell>
          <table:table-cell office:value-type="float" office:value="0.307" calcext:value-type="float">
            <text:p>0.307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Carm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X</text:p>
          </table:table-cell>
          <table:table-cell office:value-type="string" calcext:value-type="string">
            <text:p>Sinope</text:p>
          </table:table-cell>
          <table:table-cell office:value-type="string" calcext:value-type="string">
            <text:p>sɨˈnoʊpiː</text:p>
          </table:table-cell>
          <table:table-cell office:value-type="float" office:value="38" calcext:value-type="float">
            <text:p>38</text:p>
          </table:table-cell>
          <table:table-cell office:value-type="float" office:value="7.5" calcext:value-type="float">
            <text:p>7.5</text:p>
          </table:table-cell>
          <table:table-cell office:value-type="float" office:value="24057865" calcext:value-type="float">
            <text:p>24057865</text:p>
          </table:table-cell>
          <table:table-cell office:value-type="string" calcext:value-type="string">
            <text:p>−762.33</text:p>
          </table:table-cell>
          <table:table-cell office:value-type="string" calcext:value-type="string">
            <text:p>153.778°</text:p>
          </table:table-cell>
          <table:table-cell office:value-type="float" office:value="0.275" calcext:value-type="float">
            <text:p>0.275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Nicholson</text:p>
          </table:table-cell>
          <table:table-cell office:value-type="string" calcext:value-type="string">
            <text:p>Pasiphaë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XXVI</text:p>
          </table:table-cell>
          <table:table-cell office:value-type="string" calcext:value-type="string">
            <text:p>Sponde</text:p>
          </table:table-cell>
          <table:table-cell office:value-type="string" calcext:value-type="string">
            <text:p>ˈspɒndiː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 5</text:p>
          </table:table-cell>
          <table:table-cell office:value-type="float" office:value="24252627" calcext:value-type="float">
            <text:p>24252627</text:p>
          </table:table-cell>
          <table:table-cell office:value-type="string" calcext:value-type="string">
            <text:p>−771.60</text:p>
          </table:table-cell>
          <table:table-cell office:value-type="string" calcext:value-type="string">
            <text:p>154.372°</text:p>
          </table:table-cell>
          <table:table-cell office:value-type="float" office:value="0.4431" calcext:value-type="float">
            <text:p>0.443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Pasiphaë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XVIII</text:p>
          </table:table-cell>
          <table:table-cell office:value-type="string" calcext:value-type="string">
            <text:p>Autonoe</text:p>
          </table:table-cell>
          <table:table-cell office:value-type="string" calcext:value-type="string">
            <text:p>ɔːˈtɒnɵʊi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 0</text:p>
          </table:table-cell>
          <table:table-cell office:value-type="float" office:value="24264445" calcext:value-type="float">
            <text:p>24264445</text:p>
          </table:table-cell>
          <table:table-cell office:value-type="string" calcext:value-type="string">
            <text:p>−772.17</text:p>
          </table:table-cell>
          <table:table-cell office:value-type="string" calcext:value-type="string">
            <text:p>151.058°</text:p>
          </table:table-cell>
          <table:table-cell office:value-type="float" office:value="0.369" calcext:value-type="float">
            <text:p>0.369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Pasiphaë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IX</text:p>
          </table:table-cell>
          <table:table-cell office:value-type="string" calcext:value-type="string">
            <text:p>Megaclite</text:p>
          </table:table-cell>
          <table:table-cell office:value-type="string" calcext:value-type="string">
            <text:p>ˌmɛɡəˈklaɪtiː</text:p>
          </table:table-cell>
          <table:table-cell office:value-type="float" office:value="5" calcext:value-type="float">
            <text:p>5</text:p>
          </table:table-cell>
          <table:table-cell office:value-type="float" office:value="0.021" calcext:value-type="float">
            <text:p>0.021</text:p>
          </table:table-cell>
          <table:table-cell office:value-type="float" office:value="24687239" calcext:value-type="float">
            <text:p>24687239</text:p>
          </table:table-cell>
          <table:table-cell office:value-type="string" calcext:value-type="string">
            <text:p>−792.44</text:p>
          </table:table-cell>
          <table:table-cell office:value-type="string" calcext:value-type="string">
            <text:p>150.398°</text:p>
          </table:table-cell>
          <table:table-cell office:value-type="float" office:value="0.3077" calcext:value-type="float">
            <text:p>0.3077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heppard et al.</text:p>
          </table:table-cell>
          <table:table-cell office:value-type="string" calcext:value-type="string">
            <text:p>Pasiphaë 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7T14:20:00.745200596</meta:creation-date>
    <dc:date>2020-02-27T14:25:56.469481684</dc:date>
    <meta:editing-duration>PT5M56S</meta:editing-duration>
    <meta:editing-cycles>1</meta:editing-cycles>
    <meta:document-statistic meta:table-count="1" meta:cell-count="743" meta:object-count="0"/>
    <meta:generator>LibreOffice/6.4.0.3$Linux_X86_64 LibreOffice_project/b0a288ab3d2d4774cb44b62f04d5d28733ac6df8</meta:generator>
  </office:meta>
</office:document-meta>
</file>